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0984in"/>
    </style:style>
    <style:style style:name="co5" style:family="table-column">
      <style:table-column-properties fo:break-before="auto" style:column-width="1.12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#eeeeee" fo:border="0.74pt solid #000000"/>
    </style:style>
    <style:style style:name="ce13" style:family="table-cell" style:parent-style-name="Default" style:data-style-name="N104">
      <style:table-cell-properties fo:background-color="transparent" fo:border="0.74pt solid #000000"/>
    </style:style>
    <style:style style:name="ce7" style:family="table-cell" style:parent-style-name="Default" style:data-style-name="N104">
      <style:table-cell-properties fo:background-color="#eeeeee" fo:border="0.74pt solid #000000"/>
    </style:style>
    <style:style style:name="ce9" style:family="table-cell" style:parent-style-name="Default" style:data-style-name="N104">
      <style:table-cell-properties fo:background-color="#eeeeee" fo:border="0.74pt solid #000000"/>
      <style:text-properties fo:font-weight="bold" style:font-weight-asian="bold" style:font-weight-complex="bold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Nicholas Loehrke</text:p>
          </table:table-cell>
          <table:table-cell table:style-name="ce6" office:value-type="string" calcext:value-type="string">
            <text:p>Owen Bauman </text:p>
          </table:table-cell>
          <table:table-cell table:style-name="ce6" office:value-type="string" calcext:value-type="string">
            <text:p>Group</text:p>
          </table:table-cell>
          <table:table-cell table:style-name="ce2" table:number-columns-repeated="16379"/>
        </table:table-row>
        <table:table-row table:style-name="ro1">
          <table:table-cell/>
          <table:table-cell table:style-name="ce11" office:value-type="string" calcext:value-type="string">
            <text:p>Meals (per diem)</text:p>
          </table:table-cell>
          <table:table-cell table:number-columns-repeated="2" table:style-name="ce13" office:value-type="currency" office:currency="USD" office:value="160.63" calcext:value-type="currency">
            <text:p>$160.63</text:p>
          </table:table-cell>
          <table:table-cell table:style-name="ce13" table:formula="of:=SUM([.C3:.D3])" office:value-type="currency" office:currency="USD" office:value="321.26" calcext:value-type="currency">
            <text:p>$321.26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4" office:value-type="string" calcext:value-type="string">
            <text:p>Lodging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265.9" calcext:value-type="currency">
            <text:p>$265.90</text:p>
          </table:table-cell>
          <table:table-cell table:style-name="ce7" table:formula="of:=SUM([.C4:.D4])" office:value-type="currency" office:currency="USD" office:value="265.9" calcext:value-type="currency">
            <text:p>$265.90</text:p>
          </table:table-cell>
          <table:table-cell table:style-name="ce2" table:number-columns-repeated="16379"/>
        </table:table-row>
        <table:table-row table:style-name="ro1">
          <table:table-cell/>
          <table:table-cell table:style-name="ce11" office:value-type="string" calcext:value-type="string">
            <text:p>Airfare</text:p>
          </table:table-cell>
          <table:table-cell table:style-name="ce13" office:value-type="currency" office:currency="USD" office:value="574.06" calcext:value-type="currency">
            <text:p>$574.06</text:p>
          </table:table-cell>
          <table:table-cell table:style-name="ce13" table:formula="of:=[.C5]" office:value-type="currency" office:currency="USD" office:value="574.06" calcext:value-type="currency">
            <text:p>$574.06</text:p>
          </table:table-cell>
          <table:table-cell table:style-name="ce13" table:formula="of:=SUM([.C5:.D5])" office:value-type="currency" office:currency="USD" office:value="1148.12" calcext:value-type="currency">
            <text:p>$1,148.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4" office:value-type="string" calcext:value-type="string">
            <text:p>Airport Parking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7" table:formula="of:=SUM([.C6:.D6])" office:value-type="currency" office:currency="USD" office:value="18" calcext:value-type="currency">
            <text:p>$18.00</text:p>
          </table:table-cell>
          <table:table-cell table:style-name="ce2" table:number-columns-repeated="16379"/>
        </table:table-row>
        <table:table-row table:style-name="ro1">
          <table:table-cell/>
          <table:table-cell table:style-name="ce11" office:value-type="string" calcext:value-type="string">
            <text:p>Personal vehicle use (turndown rate)</text:p>
          </table:table-cell>
          <table:table-cell table:style-name="ce13" office:value-type="currency" office:currency="USD" office:value="0" calcext:value-type="currency">
            <text:p>$0.00</text:p>
          </table:table-cell>
          <table:table-cell table:style-name="ce13" office:value-type="currency" office:currency="USD" office:value="111.02" calcext:value-type="currency">
            <text:p>$111.02</text:p>
          </table:table-cell>
          <table:table-cell table:style-name="ce13" table:formula="of:=SUM([.C7:.D7])" office:value-type="currency" office:currency="USD" office:value="111.02" calcext:value-type="currency">
            <text:p>$111.0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6" office:value-type="string" calcext:value-type="string">
            <text:p>Total</text:p>
          </table:table-cell>
          <table:table-cell table:style-name="ce7" table:formula="of:=SUM([.C3:.C7])" office:value-type="currency" office:currency="USD" office:value="734.69" calcext:value-type="currency">
            <text:p>$734.69</text:p>
          </table:table-cell>
          <table:table-cell table:style-name="ce7" table:formula="of:=SUM([.D3:.D7])" office:value-type="currency" office:currency="USD" office:value="1129.61" calcext:value-type="currency">
            <text:p>$1,129.61</text:p>
          </table:table-cell>
          <table:table-cell table:style-name="ce9" table:formula="of:=SUM([.E3:.E7])" office:value-type="currency" office:currency="USD" office:value="1864.3" calcext:value-type="currency">
            <text:p>$1,864.30</text:p>
          </table:table-cell>
          <table:table-cell table:style-name="ce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otes:<text:span text:style-name="T1">  </text:span>Nicholas will drive Owen’s car (VUA submitted and approved)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13"/>Nicholas and Owen will share hotel room.</text:p>
          </table:table-cell>
          <table:table-cell table:number-columns-repeated="16382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9:32:28.469163135</meta:creation-date>
    <dc:date>2025-03-06T22:05:31.204132187</dc:date>
    <meta:editing-duration>PT2H20M4S</meta:editing-duration>
    <meta:editing-cycles>24</meta:editing-cycles>
    <meta:generator>LibreOffice/7.4.7.2$Linux_X86_64 LibreOffice_project/40$Build-2</meta:generator>
    <meta:print-date>2025-03-06T21:56:17.770201825</meta:print-date>
    <meta:document-statistic meta:table-count="1" meta:cell-count="30" meta:object-count="0"/>
  </office:meta>
</office:document-meta>
</file>